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7.09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all_one_lstm_metrics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Metric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mean_mse</text:p>
          </table:table-cell>
          <table:table-cell table:style-name="ce2" office:value-type="float" office:value="0.01644" calcext:value-type="float">
            <text:p>0.01644</text:p>
          </table:table-cell>
          <table:table-cell office:value-type="float" office:value="0.01727" calcext:value-type="float">
            <text:p>0.01727</text:p>
          </table:table-cell>
          <table:table-cell office:value-type="float" office:value="0.01691" calcext:value-type="float">
            <text:p>0.01691</text:p>
          </table:table-cell>
          <table:table-cell office:value-type="float" office:value="0.01731" calcext:value-type="float">
            <text:p>0.01731</text:p>
          </table:table-cell>
          <table:table-cell table:formula="of:=MIN([.B2:.E2])" office:value-type="float" office:value="0.01644" calcext:value-type="float">
            <text:p>0.01644</text:p>
          </table:table-cell>
        </table:table-row>
        <table:table-row table:style-name="ro1">
          <table:table-cell office:value-type="string" calcext:value-type="string">
            <text:p>min_mse</text:p>
          </table:table-cell>
          <table:table-cell table:style-name="ce2" office:value-type="float" office:value="0.00272" calcext:value-type="float">
            <text:p>0.00272</text:p>
          </table:table-cell>
          <table:table-cell office:value-type="float" office:value="0.00311" calcext:value-type="float">
            <text:p>0.00311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465" calcext:value-type="float">
            <text:p>0.00465</text:p>
          </table:table-cell>
          <table:table-cell table:formula="of:=MIN([.B3:.E3])" office:value-type="float" office:value="0.00272" calcext:value-type="float">
            <text:p>0.00272</text:p>
          </table:table-cell>
        </table:table-row>
        <table:table-row table:style-name="ro1">
          <table:table-cell office:value-type="string" calcext:value-type="string">
            <text:p>max_mse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641" calcext:value-type="float">
            <text:p>0.02641</text:p>
          </table:table-cell>
          <table:table-cell table:style-name="ce2" office:value-type="float" office:value="0.02631" calcext:value-type="float">
            <text:p>0.02631</text:p>
          </table:table-cell>
          <table:table-cell office:value-type="float" office:value="0.02687" calcext:value-type="float">
            <text:p>0.02687</text:p>
          </table:table-cell>
          <table:table-cell table:formula="of:=MIN([.B4:.E4])" office:value-type="float" office:value="0.02631" calcext:value-type="float">
            <text:p>0.02631</text:p>
          </table:table-cell>
        </table:table-row>
        <table:table-row table:style-name="ro1">
          <table:table-cell office:value-type="string" calcext:value-type="string">
            <text:p>stdev_mse</text:p>
          </table:table-cell>
          <table:table-cell office:value-type="float" office:value="0.00417" calcext:value-type="float">
            <text:p>0.00417</text:p>
          </table:table-cell>
          <table:table-cell office:value-type="float" office:value="0.00406" calcext:value-type="float">
            <text:p>0.00406</text:p>
          </table:table-cell>
          <table:table-cell table:style-name="ce2" office:value-type="float" office:value="0.00382" calcext:value-type="float">
            <text:p>0.00382</text:p>
          </table:table-cell>
          <table:table-cell office:value-type="float" office:value="0.00403" calcext:value-type="float">
            <text:p>0.00403</text:p>
          </table:table-cell>
          <table:table-cell table:formula="of:=MIN([.B5:.E5])" office:value-type="float" office:value="0.00382" calcext:value-type="float">
            <text:p>0.00382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office:value-type="float" office:value="101.46897" calcext:value-type="float">
            <text:p>101.46897</text:p>
          </table:table-cell>
          <table:table-cell office:value-type="float" office:value="96.78137" calcext:value-type="float">
            <text:p>96.78137</text:p>
          </table:table-cell>
          <table:table-cell office:value-type="float" office:value="100.08647" calcext:value-type="float">
            <text:p>100.08647</text:p>
          </table:table-cell>
          <table:table-cell office:value-type="float" office:value="98.10209" calcext:value-type="float">
            <text:p>98.10209</text:p>
          </table:table-cell>
          <table:table-cell table:formula="of:=MIN([.B6:.E6])" office:value-type="float" office:value="96.78137" calcext:value-type="float">
            <text:p>96.78137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office:value-type="float" office:value="83.79444" calcext:value-type="float">
            <text:p>83.79444</text:p>
          </table:table-cell>
          <table:table-cell office:value-type="float" office:value="79.58889" calcext:value-type="float">
            <text:p>79.58889</text:p>
          </table:table-cell>
          <table:table-cell office:value-type="float" office:value="82.2" calcext:value-type="float">
            <text:p>82.2</text:p>
          </table:table-cell>
          <table:table-cell office:value-type="float" office:value="80.65556" calcext:value-type="float">
            <text:p>80.65556</text:p>
          </table:table-cell>
          <table:table-cell table:formula="of:=MIN([.B7:.E7])" office:value-type="float" office:value="79.58889" calcext:value-type="float">
            <text:p>79.588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2T15:34:37.263637972</dc:date>
    <meta:editing-duration>PT1M8S</meta:editing-duration>
    <meta:editing-cycles>1</meta:editing-cycles>
    <meta:generator>LibreOffice/6.0.7.3$Linux_X86_64 LibreOffice_project/00m0$Build-3</meta:generator>
    <meta:document-statistic meta:table-count="1" meta:cell-count="41" meta:object-count="0"/>
  </office:meta>
</office:document-meta>
</file>